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6c2e"/>
    </style:style>
    <style:style style:name="P2" style:family="paragraph" style:parent-style-name="Standard">
      <style:text-properties officeooo:rsid="0008b8f3" officeooo:paragraph-rsid="0008b8f3"/>
    </style:style>
    <style:style style:name="P3" style:family="paragraph" style:parent-style-name="Standard">
      <style:text-properties officeooo:paragraph-rsid="000a82fc"/>
    </style:style>
    <style:style style:name="P4" style:family="paragraph" style:parent-style-name="Standard">
      <style:text-properties officeooo:paragraph-rsid="000bf811"/>
    </style:style>
    <style:style style:name="T1" style:family="text">
      <style:text-properties officeooo:rsid="00076c2e"/>
    </style:style>
    <style:style style:name="T2" style:family="text">
      <style:text-properties officeooo:rsid="000840ac"/>
    </style:style>
    <style:style style:name="T3" style:family="text">
      <style:text-properties officeooo:rsid="0008b8f3"/>
    </style:style>
    <style:style style:name="T4" style:family="text">
      <style:text-properties officeooo:rsid="000a82fc"/>
    </style:style>
    <style:style style:name="T5" style:family="text">
      <style:text-properties officeooo:rsid="000bf9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ietnice_podstawy_javascript.png</text:p>
      <text:p text:style-name="Standard"/>
      <text:p text:style-name="Standard">Obietnice (ang. Promises)</text:p>
      <text:p text:style-name="Standard"/>
      <text:p text:style-name="Standard">Podstawową informacją od której chciałbym zacząć jest jednowątkowość w JavaScript. Jednowątkowość oznacza, że w trakcie działania, program potrafi wykonać tylko jedną czynność na raz według zadanej kolejności. Działa to mniej więcej tak:</text:p>
      <text:p text:style-name="Standard"/>
      <text:p text:style-name="Standard">fs = require('fs');</text:p>
      <text:p text:style-name="Standard"/>
      <text:p text:style-name="Standard">console.log(fs.readFileSync('file1.txt', 'utf8'));</text:p>
      <text:p text:style-name="Standard">console.log(fs.readFileSync('file2.txt', 'utf8'));</text:p>
      <text:p text:style-name="Standard">console.log(fs.readFileSync('file3.txt', 'utf8'));</text:p>
      <text:p text:style-name="Standard"/>
      <text:p text:style-name="Standard">W każdym kolejnym kroku, metoda readFileSync() odczytuje z dysku plik, przechodząc od pierwszej do ostatniej linii programu wypisuje do konsoli zawartości kolejno wczytanych plików.</text:p>
      <text:p text:style-name="Standard"/>
      <text:p text:style-name="Standard">Co jeśli plik jest wyjątkowo duży? Wtedy <text:span text:style-name="T1">oczywiście </text:span>wczytywanie pliku będzi<text:span text:style-name="T1">e</text:span> trwało dłużej, ale dopiero po wczytaniu całej jego zawartości program przejdzie do kolejnej linii kodu.</text:p>
      <text:p text:style-name="Standard"/>
      <text:p text:style-name="Standard">Dobrze było by wi<text:span text:style-name="T1">ę</text:span>c mieć mechanizm pozwalający na wykonanie pewnych zadań w "tle", bez blokowania innych zadań. W tym miejscu z pomocą przychodzi nam asynchroniczność. Jeśli chcemy aby pobranie danych z zewnętrznego API nie blokowało nam działania programu, posłużyć się możemy technologią Ajax, która to asynchronicznie wykona zapytanie do API i zwróci wynik zapytania.</text:p>
      <text:p text:style-name="Standard"/>
      <text:p text:style-name="Standard">var data = getAsync('https://jsonplaceholder.typicode.com/posts/1');</text:p>
      <text:p text:style-name="Standard">console.log(data);</text:p>
      <text:p text:style-name="Standard"/>
      <text:p text:style-name="P1">---</text:p>
      <text:p text:style-name="P1">* metoda getAsync() jest metodą poglądową, mającą na celu pokazanie, że zapytanie odbywa się asynchronicznie, najprawdopodobniej wykorzystywała by ona w tym celu technologię Ajax.</text:p>
      <text:p text:style-name="Standard"/>
      <text:p text:style-name="Standard">Jeśli spodziwałeś się że powyższy kod wypisze dane otrzymane z żądania wysłanego przez metodę getAsync() to niestety muszę Cię zmartwić. Zmienna data nie będzie zawierać żadnych danych.</text:p>
      <text:p text:style-name="Standard">Przebieg programu w wyżej opisanej sytuacji wygląda następująco.</text:p>
      <text:p text:style-name="Standard"/>
      <text:p text:style-name="Standard">JavaScript tworzy zmienną data. Następnie uruchamiana jest metoda asynchroniczna getAsync() i bez czekania na jej rezultat program stara się wyświetlić zawartość zmiennej data.</text:p>
      <text:p text:style-name="Standard"/>
      <text:p text:style-name="Standard">Domyślasz się już <text:span text:style-name="T2">zapewne</text:span>, że w takim razie należy użyć innego podejścia gdy pracujemy z metodami asynchronicznymi. Tak jest! Sposobów na pracę z kodem asynchronicznym jest kilka. Zacznijmy zatem od klasycznego podejścia z użyciem wywołań zwrotnych (ang. callback).</text:p>
      <text:p text:style-name="Standard"/>
      <text:p text:style-name="Standard">Callback i piekło wywołań zwrotnych.</text:p>
      <text:p text:style-name="Standard"/>
      <text:p text:style-name="Standard">Funkcja callback to funkcja przekazana jako parametr innej funkcji. Dzięki takiemu podejściu, możliwe jest wskazanie działania, które ma nastąpić w zależności od wyników działania poprzedniej funkcji.</text:p>
      <text:p text:style-name="Standard"/>
      <text:p text:style-name="Standard">getAsync('https://jsonplaceholder.typicode.com/posts/1', function callback(data) {</text:p>
      <text:p text:style-name="Standard"><text:tab/>console.log(data);</text:p>
      <text:p text:style-name="Standard"><text:soft-page-break/>});</text:p>
      <text:p text:style-name="Standard"/>
      <text:p text:style-name="Standard">W powyższym przykładzie metoda getAsync(), wyśle zapytanie pod wskazany adres URL a odpowiedź zostanie przekierowana do <text:span text:style-name="T3">funkcji</text:span> callback(). W ten sposób, dopiero gdy nadejdzie odpowiedź z zewnętrznego API, dane zostaną wyświetlone w konsoli.</text:p>
      <text:p text:style-name="Standard"/>
      <text:p text:style-name="Standard">No dobrze, to skoro to działa to dlaczego potrzebujemy innych sposobów na pracę z asynchronicznością? </text:p>
      <text:p text:style-name="Standard"/>
      <text:p text:style-name="Standard">Bardzo często, aby sprostać wymaganiom biznesowym, będziemy potrzebowali wielokrotnego <text:span text:style-name="T3">zagnieżdżania</text:span> wywołań zwrotnych. Powstały w ten sposób kod jest trudny w utrzymaniu i mało czytelny. Często zdarza się też, że kolejne funkcje zwrotne porozrzucane są w różnych miejscach kodu czy nawet różnych plikach, co dodatkowo utrudnia pracę. Tego typu sytuację nazywamy piekłem wywołań zwrotnych (ang. callback hell).</text:p>
      <text:p text:style-name="Standard"/>
      <text:p text:style-name="Standard">callback_hell_podstawy_javascript.png</text:p>
      <text:p text:style-name="Standard"/>
      <text:p text:style-name="Standard">Obietnice</text:p>
      <text:p text:style-name="Standard"/>
      <text:p text:style-name="Standard">Czas więc na tytułowe Obietnice (ang. Promises).</text:p>
      <text:p text:style-name="Standard">Obietnice powstały z myślą o usprawnieniu pracy z kodem asynchronicznym, ich podstawowymi zaletami są:</text:p>
      <text:p text:style-name="Standard">lepsza kontrola w zakresie synchronizacji wywołań (brak wyścigów), obsługa błędów oraz lepsza czytelność.</text:p>
      <text:p text:style-name="Standard"/>
      <text:p text:style-name="P2">Zobaczmy zatem przykładową implementację obietnic w JavaScript.</text:p>
      <text:p text:style-name="Standard"/>
      <text:p text:style-name="Standard">function getAsync(url) {</text:p>
      <text:p text:style-name="Standard"><text:s text:c="3"/>return new Promise((resolve, reject) =&gt; {</text:p>
      <text:p text:style-name="Standard"><text:s text:c="6"/>var httpReq = new XMLHttpRequest();</text:p>
      <text:p text:style-name="Standard"><text:s text:c="6"/>httpReq.onreadystatechange = () =&gt; {</text:p>
      <text:p text:style-name="Standard"><text:s text:c="9"/>if (httpReq.readyState === 4) {</text:p>
      <text:p text:style-name="Standard"><text:s text:c="12"/>if (httpReq.status === 200) {</text:p>
      <text:p text:style-name="Standard"><text:s text:c="15"/>resolve(JSON.parse(httpReq.responseText));</text:p>
      <text:p text:style-name="Standard"><text:s text:c="12"/>} else {</text:p>
      <text:p text:style-name="Standard"><text:s text:c="15"/>reject(new Error(httpReq.statusText));</text:p>
      <text:p text:style-name="Standard"><text:s text:c="12"/>}</text:p>
      <text:p text:style-name="Standard"><text:s text:c="9"/>}</text:p>
      <text:p text:style-name="Standard"><text:s text:c="6"/>};</text:p>
      <text:p text:style-name="Standard"><text:s text:c="6"/>httpReq.open("GET", url, true);</text:p>
      <text:p text:style-name="Standard"><text:s text:c="6"/>httpReq.send();</text:p>
      <text:p text:style-name="Standard"><text:s text:c="4"/>});</text:p>
      <text:p text:style-name="Standard">};</text:p>
      <text:p text:style-name="Standard"/>
      <text:p text:style-name="Standard">getAsync('https://jsonplaceholder.typicode.com/posts/1').then((data) =&gt; { </text:p>
      <text:p text:style-name="Standard"><text:tab/>const post = 'Title: ' + data.title + '\n\nBody: ' + data.body;</text:p>
      <text:p text:style-name="Standard"><text:tab/>alert(post)</text:p>
      <text:p text:style-name="Standard">}).catch((err) =&gt; {</text:p>
      <text:p text:style-name="Standard"><text:s text:c="4"/>alert(err);</text:p>
      <text:p text:style-name="Standard">});</text:p>
      <text:p text:style-name="Standard"/>
      <text:p text:style-name="Standard">https://jsfiddle.net/has49xj8/</text:p>
      <text:p text:style-name="Standard"><text:soft-page-break/></text:p>
      <text:p text:style-name="Standard"/>
      <text:p text:style-name="Standard">Metoda getAsync() tworzy obietnicę <text:span text:style-name="T3">new Promise(), </text:span>że zrealizuje asynchroniczne połączenie z podanym adresem URL.</text:p>
      <text:p text:style-name="Standard"/>
      <text:p text:style-name="Standard">Obietnica może znajdować się w <text:span text:style-name="T3">jednym</text:span> z trzech stanów:</text:p>
      <text:p text:style-name="Standard">- spełniona (resolved) - gdy powiązane z nią zadani<text:span text:style-name="T3">e</text:span> zwraca żądaną wartość,</text:p>
      <text:p text:style-name="Standard">- odrzucona (rejected) - gdy zadanie nie zwraca wartości, np. z powodu wyjątku, lub zwrócona wartość jest nieprawidłowa,</text:p>
      <text:p text:style-name="Standard">- oczekująca (pending) - to stan od <text:span text:style-name="T4">rozpoczęcia</text:span> żądania do otrzymania wyniku.</text:p>
      <text:p text:style-name="Standard"/>
      <text:p text:style-name="Standard">W naszym przypadku gdy httpReq.readyState() będzie mieć wartość 4 oraz httpReq.satus() równa się 200, wtedy obietnica zostaje spełniona a do funkcji resolve() zostaje przekazana sparsowana odpowiedź z API. Gdyby jednak status miał inną wartość wtedy obietnica znajdzie się w stanie odrzuconym reject() do którego przekazujemy stosowną informację. </text:p>
      <text:p text:style-name="Standard"/>
      <text:p text:style-name="P3">Opierając się na powyższym przykładzie może być trudno dostrzec korzyści płynące z użycia obietnic zamiast standardowych wywołań zwrotnych. Zazwyczaj jednak obietnic będziemy używać w kontekście tworzenia łańcuchów wywołań gdzie jedna obietnica będzie konsumować kolejną. Przyjrzyjmy się zatem bardziej rozbudowanemu przykładowi. </text:p>
      <text:p text:style-name="P3">W poniższym przykładzie upieczemy ciasto. Aby dokonać tego będziemy potrzebować trzech kroków: <text:span text:style-name="T4">zrobić zakupy, zmieszać składniki, upiec ciasto.</text:span></text:p>
      <text:p text:style-name="P3"/>
      <text:p text:style-name="P3">(https://jsfiddle.net/0xrffx6a/)</text:p>
      <text:p text:style-name="Standard">let doShopping = () =&gt; {return new Promise((resolve, reject) =&gt; resolve ('Got ingredients'))}</text:p>
      <text:p text:style-name="Standard">let mixIngredients = () =&gt; {return new Promise((resolve, reject) =&gt; resolve ('Made dough'))}</text:p>
      <text:p text:style-name="Standard">let bakeCake = () =&gt; {return new Promise((resolve, reject) =&gt; resolve ('Baked cake'))}</text:p>
      <text:p text:style-name="Standard"/>
      <text:p text:style-name="Standard">doShopping()</text:p>
      <text:p text:style-name="Standard">.then((response) =&gt; { alert(response); return mixIngredients() })</text:p>
      <text:p text:style-name="Standard">.then((response) =&gt; { alert(response); return bakeCake() })</text:p>
      <text:p text:style-name="Standard">.then((response) =&gt; { alert(response); alert('Bon appetit') });</text:p>
      <text:p text:style-name="Standard"/>
      <text:p text:style-name="P4">Jak widać na powyższym przykładzie obietnice możemy łączyć w sekwencję wywołań. Jest to możliwe dzięki temu że każde wywołanie then() zwraca nam nową obietnicę z ustawioną wartością zwrotną przekazaną do metody resolve(). <text:span text:style-name="T4">W wyniku działania powyższego skryptu otrzymamy serię wywołań metody alert() z przekazanymi do niej wartościami pochodzącymi ze spełnienia obietnic. Działający skrypt możesz znaleźć w serwisie jsfiddle (https://jsfiddle.net/0xrffx6a/ )</text:span></text:p>
      <text:p text:style-name="Standard"/>
      <text:p text:style-name="Standard"/>
      <text:p text:style-name="Standard"><text:span text:style-name="T5">Przechwycenie</text:span> błędów.</text:p>
      <text:p text:style-name="Standard"/>
      <text:p text:style-name="Standard">W pierwszym przykładzie dotyczącym obietnic, jawnie zdefiniowaliśmy w jakim momencie obietnica powinna zostać odrzucona. Należy jednak wiedzieć, że odrzucenie obietnicy może nastąpić także w wyniku wystąpienia błędu.</text:p>
      <text:p text:style-name="Standard">Dzięki sekwencji wywołań, informacja o błędzie jest przenoszona pomiędzy wywołaniami then(). Dodajmy zatem do naszego łańcucha wywołań kod odpowiedzialny za <text:span text:style-name="T5">przechwycenie</text:span> błędów.</text:p>
      <text:p text:style-name="Standard"/>
      <text:p text:style-name="Standard">doShopping()</text:p>
      <text:p text:style-name="Standard">.then((response) =&gt; { alert(response); return mixIngredients() })</text:p>
      <text:p text:style-name="Standard">.then((response) =&gt; { alert(response); return bakeCake() })</text:p>
      <text:p text:style-name="Standard">.then((response) =&gt; { alert(response); alert('Bon appetit') })</text:p>
      <text:p text:style-name="Standard"><text:soft-page-break/>.catch((error) =&gt; {alert(error.message)});</text:p>
      <text:p text:style-name="Standard"/>
      <text:p text:style-name="Standard">Pomimo iż żadna z metod jawnie nie wywołuje reject() to jeśli gdzieś na etapie wykonywania zadań JavaScript zwróci błąd, zostanie on przechwycony i obsłużony w metodzie catch(). </text:p>
      <text:p text:style-name="Standard"/>
      <text:p text:style-name="Standard">Promise.all() i Promise.race()</text:p>
      <text:p text:style-name="Standard"/>
      <text:p text:style-name="Standard"/>
      <text:p text:style-name="Standard">Promise.all() i Promise.race() to statyczne metody oferowane przez API obietnic.</text:p>
      <text:p text:style-name="Standard"/>
      <text:p text:style-name="Standard">Jeśli chcemy obsłużyć więcej niż jedną obietnicę naraz, <text:span text:style-name="T5">a nie zależy</text:span> nam na kolejności w jakiej obietnice te zostaną rozwiązane wtedy możemy posłużyć się metodą Promise.all([...]). Jako parametr przyjmuje ona w tablicy egzemplarze obietnic. Jeśli wszystkie obietnice zostaną spełnione, Promise.all() zwraca obiekt Promise() wraz z tablicą wartości zwróconych ze wszystkich spełnionych obietnic. Kolejność wartości zwróconych w tablicy jest taka sama jak kolejność obiektów Promise przekazanych do Promise.all().</text:p>
      <text:p text:style-name="Standard"/>
      <text:p text:style-name="Standard">Przyjrzyjmy się poniższemu przykładowi. https://jsfiddle.net/m9vvm94w/</text:p>
      <text:p text:style-name="Standard"/>
      <text:p text:style-name="Standard"/>
      <text:p text:style-name="Standard">var promise1 = new Promise(function(resolve, reject) {</text:p>
      <text:p text:style-name="Standard"><text:s text:c="2"/>setTimeout(resolve, 2000, 'foo');</text:p>
      <text:p text:style-name="Standard">});</text:p>
      <text:p text:style-name="Standard">var promise2 = 42;</text:p>
      <text:p text:style-name="Standard">var promise3 = Promise.resolve(2*21);</text:p>
      <text:p text:style-name="Standard"/>
      <text:p text:style-name="Standard"/>
      <text:p text:style-name="Standard">Promise.all([promise1, promise2, promise3]).then(function(values) {</text:p>
      <text:p text:style-name="Standard"><text:s text:c="2"/>alert(values);</text:p>
      <text:p text:style-name="Standard">}).catch((err) =&gt; {console.log(err)});</text:p>
      <text:p text:style-name="Standard"/>
      <text:p text:style-name="Standard">Do metody Promise.all() trafiają dwa obiekty Promise i literał liczbowy równy 42. Bez znaczenia, który z tych obiektów zostanie rozwiązany jako pierwszy, rezultatem wykonania będzie metoda alert z tablicą o zawartości ['foo',42,42].</text:p>
      <text:p text:style-name="Standard"/>
      <text:p text:style-name="Standard">Jeżeli którakolwiek z obietnic zostanie odrzucona, to Promise.all() również zostanie odrzucone (tracąc wszystkie wartości, które udało się jej uzyskać w wyniku rozwiązania pozostałych obietnic). Wartością zwróconą będzie <text:span text:style-name="T5">wtedy </text:span>wartość z <text:span text:style-name="T5">odrzucenia</text:span> pierwszej z obietnic.</text:p>
      <text:p text:style-name="Standard"/>
      <text:p text:style-name="Standard">https://jsfiddle.net/ow7wjaka/</text:p>
      <text:p text:style-name="Standard"/>
      <text:p text:style-name="Standard">var promise1 = new Promise(function(resolve, reject) {</text:p>
      <text:p text:style-name="Standard"><text:s text:c="2"/>setTimeout(reject, 1500, 'error1');</text:p>
      <text:p text:style-name="Standard"><text:s text:c="2"/>setTimeout(resolve, 2000, 'foo');</text:p>
      <text:p text:style-name="Standard">});</text:p>
      <text:p text:style-name="Standard">var promise2 = new Promise(function(resolve, reject) {</text:p>
      <text:p text:style-name="Standard"><text:s text:c="2"/>setTimeout(reject, 1000, 'error2');</text:p>
      <text:p text:style-name="Standard">});</text:p>
      <text:p text:style-name="Standard">var promise3 = Promise.resolve(2*21);</text:p>
      <text:p text:style-name="Standard"/>
      <text:p text:style-name="Standard"/>
      <text:p text:style-name="Standard">Promise.all([promise1, promise2, promise3]).then(function(values) {</text:p>
      <text:p text:style-name="Standard"><text:soft-page-break/><text:s text:c="2"/>alert(values);</text:p>
      <text:p text:style-name="Standard">}).catch((err) =&gt; {console.log(err)});</text:p>
      <text:p text:style-name="Standard"/>
      <text:p text:style-name="Standard">Wynikiem działania powyższego skryptu będzie wypisanie do konsoli słowa 'error2' ponieważ jest to najwcześniej odrzucona obietnica.</text:p>
      <text:p text:style-name="Standard"/>
      <text:p text:style-name="Standard">Promise.race()</text:p>
      <text:p text:style-name="Standard"/>
      <text:p text:style-name="Standard">W odróżnieniu od metody Promise.all(), która czekała do momentu rozwiązania <text:span text:style-name="T5">wszystkich</text:span> obietnic, metoda Promise.race() zwróci pierwszą zakończoną obietnicę.</text:p>
      <text:p text:style-name="Standard"/>
      <text:p text:style-name="Standard">var promise1 = new Promise(function(resolve, reject) {</text:p>
      <text:p text:style-name="Standard"><text:s text:c="4"/>setTimeout(resolve, 5000, 'first');</text:p>
      <text:p text:style-name="Standard">});</text:p>
      <text:p text:style-name="Standard"/>
      <text:p text:style-name="Standard">var promise2 = new Promise(function(resolve, reject) {</text:p>
      <text:p text:style-name="Standard"><text:s text:c="4"/>setTimeout(resolve, 1000, 'second');</text:p>
      <text:p text:style-name="Standard">});</text:p>
      <text:p text:style-name="Standard"/>
      <text:p text:style-name="Standard">Promise.race([promise1, promise2]).then(function(value) {</text:p>
      <text:p text:style-name="Standard"><text:s text:c="2"/>console.log(value);</text:p>
      <text:p text:style-name="Standard">});</text:p>
      <text:p text:style-name="Standard"/>
      <text:p text:style-name="Standard">W powyższym przykładzie obie obietnice zostaną rozwiązanie ale ponieważ pierwszą rozwiązaną będzie promise2, tak wiec wartość wypisana do konsoli to 'second'.</text:p>
      <text:p text:style-name="Standard"/>
      <text:p text:style-name="Standard"/>
      <text:p text:style-name="Standard">Podsumowanie.</text:p>
      <text:p text:style-name="Standard"/>
      <text:p text:style-name="Standard">Obietnice w JavaScript to żadna nowość, pojawiły się one w czerwcu 2015 roku w specyfikacji ES6, ale były znane już wcześniej we frameworkach JavaScriptowych na przykład Deferred() (https://api.jquery.com/jquery.deferred/) z biblioteki Jquery. Obietnice wprowadzono aby ułatwić pracę z kodem asynchronicznym, zapobiec tworzeniu piekła wywołań zwrotnych oraz uczynić kod bardziej czytelnym i łatwiejszym w utrzymaniu.</text:p>
      <text:p text:style-name="Standard"/>
      <text:p text:style-name="Standard">Ale i w przypadku użycia Obietnic należy być czujnym. Niewłaściwa ich implementacja może spowodować te same problemy co wywołania zwrotne, w efekcie których, skończymy w piekle obietnic (ang. promise hell).</text:p>
      <text:p text:style-name="Standard"/>
      <text:p text:style-name="Standard">getData().</text:p>
      <text:p text:style-name="Standard"><text:s text:c="4"/>.then((post) =&gt; {</text:p>
      <text:p text:style-name="Standard"><text:tab/>return getComments(post)</text:p>
      <text:p text:style-name="Standard"><text:tab/> <text:s text:c="3"/>.then((comments) =&gt; {</text:p>
      <text:p text:style-name="Standard"><text:tab/><text:tab/>return getUser(post)</text:p>
      <text:p text:style-name="Standard"><text:tab/><text:tab/> <text:s text:c="3"/>.then((user) =&gt; {</text:p>
      <text:p text:style-name="Standard"><text:tab/><text:tab/><text:tab/>return commentAccess(user, post, comments);</text:p>
      <text:p text:style-name="Standard"><text:tab/><text:tab/> <text:s text:c="3"/>});</text:p>
      <text:p text:style-name="Standard"><text:s text:c="4"/><text:tab/> <text:s text:c="3"/>});</text:p>
      <text:p text:style-name="Standard"><text:s text:c="5"/>});</text:p>
      <text:p text:style-name="Standard"/>
      <text:p text:style-name="Standard"/>
      <text:p text:style-name="Standard"><text:soft-page-break/>Obietnice są wspierane we wszystkich nowoczesnych przeglądarkach internetowych. Chociaż na uwagę zasługuję brak wsparcia ze strony "starego" Interner Explorera, więc wszędzie tam gdzie wymagania klienta mówią o dostępności oprogramowania na systemy z zainstalowanym Internet Explorerem trzeba się wstrzymać od używania obietnic.</text:p>
      <text:p text:style-name="Standard"/>
      <text:p text:style-name="Standard">can_i_use_promise.p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7:59:58.212929053</meta:creation-date>
    <dc:date>2018-02-05T18:37:14.834251300</dc:date>
    <meta:editing-duration>PT17M4S</meta:editing-duration>
    <meta:editing-cycles>7</meta:editing-cycles>
    <meta:generator>LibreOffice/5.4.4.2$Linux_X86_64 LibreOffice_project/2524958677847fb3bb44820e40380acbe820f960</meta:generator>
    <meta:document-statistic meta:table-count="0" meta:image-count="0" meta:object-count="0" meta:page-count="6" meta:paragraph-count="135" meta:word-count="1366" meta:character-count="11127" meta:non-whitespace-character-count="9700"/>
  </office:meta>
</office:document-meta>
</file>